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21e8"/>
    </style:style>
    <style:style style:name="P2" style:family="paragraph">
      <loext:graphic-properties draw:fill="none" draw:fill-color="#ffffff"/>
      <style:paragraph-properties style:writing-mode="lr-tb"/>
    </style:style>
    <style:style style:name="P3" style:family="paragraph">
      <loext:graphic-properties draw:fill-color="#666666"/>
    </style:style>
    <style:style style:name="P4" style:family="paragraph">
      <loext:graphic-properties draw:fill="none" draw:fill-color="#ffffff"/>
      <style:paragraph-properties style:writing-mode="lr-tb"/>
      <style:text-properties fo:font-size="12pt"/>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 style:family="paragraph">
      <loext:graphic-properties draw:fill="solid" draw:fill-color="#cccccc"/>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6pt" style:font-size-asian="16pt" style:font-size-complex="16pt" fo:hyphenate="false" loext:hyphenation-no-caps="false"/>
    </style:style>
    <style:style style:name="P8" style:family="paragraph">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paragraph-properties style:writing-mode="lr-tb"/>
      <style:text-properties fo:color="#729fcf" fo:font-size="48pt" style:font-size-asian="48pt" style:font-size-complex="48pt"/>
    </style:style>
    <style:style style:name="P11" style:family="paragraph">
      <loext:graphic-properties draw:fill="none" draw:fill-color="#ffffff"/>
      <style:paragraph-properties style:writing-mode="lr-tb"/>
      <style:text-properties fo:color="#ffbf00" fo:font-size="54pt" style:font-size-asian="54pt" style:font-size-complex="54pt"/>
    </style:style>
    <style:style style:name="P12" style:family="paragraph">
      <loext:graphic-properties draw:fill="solid" draw:fill-color="#ffffff"/>
      <style:paragraph-properties fo:text-align="center"/>
    </style:style>
    <style:style style:name="T1" style:family="text">
      <style:text-properties fo:font-size="72pt" officeooo:rsid="000b21e8" style:font-size-asian="63pt" style:font-size-complex="72pt"/>
    </style:style>
    <style:style style:name="T2" style:family="text">
      <style:text-properties fo:font-size="10pt" style:font-size-asian="8pt" style:font-size-complex="10pt"/>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4pt" style:font-size-asian="12pt" style:font-size-complex="14pt"/>
    </style:style>
    <style:style style:name="T5" style:family="text">
      <style:text-properties fo:font-size="16pt" style:font-size-asian="16pt" style:font-size-complex="16pt"/>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6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size="26pt" style:font-size-asian="22pt" style:font-size-complex="26pt"/>
    </style:style>
    <style:style style:name="T8" style:family="text">
      <style:text-properties fo:color="#729fcf" fo:font-size="48pt" style:font-size-asian="48pt" style:font-size-complex="48pt"/>
    </style:style>
    <style:style style:name="T9" style:family="text">
      <style:text-properties fo:color="#ffbf00" fo:font-size="54pt" style:font-size-asian="54pt" style:font-size-complex="54pt"/>
    </style:style>
    <style:style style:name="gr1"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666666" draw:textarea-horizontal-align="justify" draw:textarea-vertical-align="middle" draw:auto-grow-height="false" fo:min-height="0.891cm" fo:min-width="1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10.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solid" draw:fill-color="#cccccc" draw:textarea-vertical-align="middle" fo:min-height="0.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3.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draw:textarea-vertical-align="middle"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1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ffff" draw:fill="solid" draw:fill-color="#ffffff" draw:textarea-horizontal-align="justify" draw:textarea-vertical-align="middle" draw:auto-grow-height="false" fo:min-height="2.249cm" fo:min-width="1.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a1" draw:style-name="gr12" draw:text-style-name="P8" svg:width="2.25cm" svg:height="2.25cm" svg:x="0.522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2" draw:style-name="gr11" draw:text-style-name="P12" svg:width="1.705cm" svg:height="2.25cm" draw:transform="rotate (-1.99787839475791) translate (3.77648611111111cm 1.22766666666667cm)"><text:p/><draw:enhanced-geometry svg:viewBox="0 0 21600 21600" draw:type="rectangle" draw:enhanced-path="M 0 0 L 21600 0 21600 21600 0 21600 0 0 Z N"/></draw:custom-shape><draw:frame text:anchor-type="paragraph" draw:z-index="2" draw:name="Forma3" draw:style-name="gr10" draw:text-style-name="P11" svg:width="5.398cm" svg:height="2.193cm" svg:x="1.268cm" svg:y="0.296cm"><draw:text-box><text:p><text:span text:style-name="T9">SHOP</text:span></text:p></draw:text-box></draw:frame></text:p>
      <text:p text:style-name="P1"><draw:frame text:anchor-type="paragraph" draw:z-index="3" draw:name="Forma4" draw:style-name="gr9" draw:text-style-name="P10" svg:width="12.069cm" svg:height="1.952cm" svg:x="6.93cm" svg:y="-0.078cm"><draw:text-box><text:p><text:span text:style-name="T8">L</text:span><text:span text:style-name="T8">O</text:span><text:span text:style-name="T8">J</text:span><text:span text:style-name="T8">A </text:span><text:span text:style-name="T8">O</text:span><text:span text:style-name="T8">N </text:span><text:span text:style-name="T8">LI</text:span><text:span text:style-name="T8">N</text:span><text:span text:style-name="T8">E</text:span></text:p></draw:text-box></draw:frame></text:p>
      <text:p text:style-name="P1"><draw:line text:anchor-type="paragraph" draw:z-index="4" draw:name="Forma5" draw:style-name="gr8" draw:text-style-name="P8" svg:x1="0.231cm" svg:y1="1.769cm" svg:x2="18.011cm" svg:y2="1.769cm"><text:p/></draw:line><draw:frame text:anchor-type="paragraph" draw:z-index="5" draw:name="Forma6" draw:style-name="gr7" draw:text-style-name="P9" svg:width="21.016cm" svg:height="1.271cm" svg:x="-2.016cm" svg:y="1.949cm"><draw:text-box><text:p text:style-name="P8"><text:span text:style-name="T7">Detalhe da </text:span><text:span text:style-name="T7">Encomenda</text:span></text:p></draw:text-box></draw:frame><draw:frame text:anchor-type="paragraph" draw:z-index="6" draw:name="Forma7" draw:style-name="gr6" draw:text-style-name="P7" svg:width="18.151cm" svg:height="0.927cm" svg:x="0.049cm" svg:y="3.281cm"><draw:text-box><text:p text:style-name="P5"><text:span text:style-name="T5"><text:s/></text:span><text:span text:style-name="T6">Encomenda efetuada em: <text:s text:c="22"/>Código Encomenda:</text:span></text:p></draw:text-box></draw:frame><draw:frame text:anchor-type="paragraph" draw:z-index="7" draw:name="Forma8" draw:style-name="gr5" draw:text-style-name="P2" svg:width="18.151cm" svg:height="3.17cm" svg:x="0.049cm" svg:y="4.279cm"><draw:text-box><text:p><text:span text:style-name="T4"><text:s text:c="2"/></text:span><text:span text:style-name="T4">Dados do cliente</text:span></text:p></draw:text-box></draw:frame><draw:frame text:anchor-type="paragraph" draw:z-index="8" draw:name="Forma9" draw:style-name="gr4" draw:text-style-name="P6" svg:width="18.151cm" svg:height="0.84cm" svg:x="0.041cm" svg:y="7.511cm"><draw:text-box><text:p text:style-name="P5"><text:span text:style-name="T3"><text:s text:c="2"/></text:span><text:span text:style-name="T3">Produtos encomendados</text:span></text:p></draw:text-box></draw:frame><draw:frame text:anchor-type="paragraph" draw:z-index="9" draw:name="Forma10" draw:style-name="gr3" draw:text-style-name="P4" svg:width="18.151cm" svg:height="10.72cm" svg:x="0.019cm" svg:y="8.43cm"><draw:text-box><text:p/></draw:text-box></draw:frame><draw:custom-shape text:anchor-type="paragraph" draw:z-index="10" draw:name="Forma11" draw:style-name="gr2" draw:text-style-name="P3" svg:width="18.151cm" svg:height="0.892cm" svg:x="0.011cm" svg:y="19.23cm"><text:p/><draw:enhanced-geometry svg:viewBox="0 0 21600 21600" draw:type="rectangle" draw:enhanced-path="M 0 0 L 21600 0 21600 21600 0 21600 0 0 Z N"/></draw:custom-shape><draw:frame text:anchor-type="paragraph" draw:z-index="11" draw:name="Forma12" draw:style-name="gr1" draw:text-style-name="P2" svg:width="18.125cm" svg:height="2.842cm" svg:x="0.099cm" svg:y="20.92cm"><draw:text-box><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text:p><text:span text:style-name="T2"/></text:p><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draw:text-box></draw:frame><text:tab/><text:tab/><text:span text:style-name="T1"><office:annotation><dc:creator>Autor desconhecido</dc:creator><dc:date>2021-09-27T16:53:35.755884562</dc:date><text:p/></office:annot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6:26:28.022973153</meta:creation-date>
    <dc:date>2021-09-28T16:15:44.228491449</dc:date>
    <meta:editing-duration>PT4H26M36S</meta:editing-duration>
    <meta:editing-cycles>7</meta:editing-cycles>
    <meta:generator>LibreOffice/6.4.7.2$Linux_X86_64 LibreOffice_project/40$Build-2</meta:generator>
    <meta:document-statistic meta:table-count="0" meta:image-count="0" meta:object-count="0" meta:page-count="1" meta:paragraph-count="1" meta:word-count="0" meta:character-count="2" meta:non-whitespace-character-count="0"/>
  </office:meta>
</office:document-meta>
</file>